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991cm" svg:height="8.391cm" svg:x="0.3cm" svg:y="0.90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6-05T17:36:35.784639406</dc:date>
    <meta:editing-duration>PT4M7S</meta:editing-duration>
    <meta:editing-cycles>19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992cm" svg:height="8.392cm" xlink:href="." xlink:type="simple" chart:class="chart:scatter" chart:style-name="ch1">
        <chart:plot-area chart:style-name="ch2" chart:data-source-has-labels="both" svg:x="0.299cm" svg:y="0.167cm" svg:width="14.394cm" svg:height="8.058cm">
          <chartooo:coordinate-region svg:x="0.841cm" svg:y="0.366cm" svg:width="13.758cm" svg:height="7.66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2.53298377650605">
                <text:p>2.532983776506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746069661494564">
                <text:p>0.7460696614945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188371558587939">
                <text:p>0.1883715585879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375999700692913">
                <text:p>-0.3759997006929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927050983124842">
                <text:p>-0.9270509831248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562143943757174">
                <text:p>-0.5621439437571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7.34788079488412E-016">
                <text:p>-7.34788079488412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562143943757173">
                <text:p>0.5621439437571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2.05364131778606">
                <text:p>2.053641317786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927050983124843">
                <text:p>0.9270509831248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375999700692912">
                <text:p>0.3759997006929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188371558587938">
                <text:p>-0.1883715585879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746069661494564">
                <text:p>-0.7460696614945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2.18690588226424">
                <text:p>-2.186905882264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2.53298377650604">
                <text:p>-2.532983776506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746069661494562">
                <text:p>-0.7460696614945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188371558587946">
                <text:p>-0.1883715585879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375999700692909">
                <text:p>0.3759997006929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927050983124841">
                <text:p>0.9270509831248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1.44526102230514">
                <text:p>1.445261022305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562143943757178">
                <text:p>0.5621439437571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1.83697019872103E-015">
                <text:p>1.83697019872103E-0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562143943757174">
                <text:p>-0.5621439437571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1.10437365805404">
                <text:p>-1.104373658054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2.05364131778606">
                <text:p>-2.053641317786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.44526102230514">
                <text:p>-1.445261022305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927050983124849">
                <text:p>-0.9270509831248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375999700692913">
                <text:p>-0.3759997006929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188371558587926">
                <text:p>0.1883715585879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746069661494558">
                <text:p>0.7460696614945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1.76335575687741">
                <text:p>1.763355756877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2.53298377650605">
                <text:p>2.532983776506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2.78932945766476">
                <text:p>2.789329457664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2.18690588226424">
                <text:p>2.186905882264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1.27733787469521">
                <text:p>1.277337874695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0.746069661494573">
                <text:p>0.7460696614945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0.188371558587942">
                <text:p>0.1883715585879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0.375999700692919">
                <text:p>-0.3759997006929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0.927050983124835">
                <text:p>-0.9270509831248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2.31153972832736">
                <text:p>-2.311539728327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2.9057494833859">
                <text:p>-2.90574948338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0.562143943757184">
                <text:p>-0.5621439437571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2.93915231795365E-015">
                <text:p>-2.93915231795365E-0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0.562143943757178">
                <text:p>0.5621439437571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1.91227196924608">
                <text:p>1.912271969246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0.92705098312484">
                <text:p>0.927050983124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0.375999700692903">
                <text:p>0.3759997006929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0.188371558587936">
                <text:p>-0.1883715585879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0.746069661494567">
                <text:p>-0.7460696614945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1.27733787469521">
                <text:p>-1.277337874695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2.18690588226424">
                <text:p>-2.186905882264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2.53298377650604">
                <text:p>-2.532983776506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